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5f53" officeooo:paragraph-rsid="00055f53"/>
    </style:style>
    <style:style style:name="P2" style:family="paragraph" style:parent-style-name="Standard">
      <style:text-properties fo:font-size="14pt" fo:font-weight="bold" officeooo:rsid="00055f53" officeooo:paragraph-rsid="00055f53" style:font-weight-asian="bold" style:font-weight-complex="bold"/>
    </style:style>
    <style:style style:name="P3" style:family="paragraph" style:parent-style-name="Standard">
      <style:text-properties fo:font-size="16pt" fo:font-weight="bold" officeooo:rsid="00055f53" officeooo:paragraph-rsid="00055f53" style:font-weight-asian="bold" style:font-weight-complex="bold"/>
    </style:style>
    <style:style style:name="P4" style:family="paragraph" style:parent-style-name="Standard" style:list-style-name="L1">
      <style:text-properties fo:font-size="12pt" fo:font-weight="bold" officeooo:rsid="00055f53" officeooo:paragraph-rsid="00055f53" style:font-weight-asian="bold" style:font-weight-complex="bold"/>
    </style:style>
    <style:style style:name="P5" style:family="paragraph" style:parent-style-name="Standard" style:list-style-name="L1">
      <style:text-properties fo:font-weight="normal" officeooo:rsid="00057a28" officeooo:paragraph-rsid="00055f53" style:font-weight-asian="normal" style:font-weight-complex="normal"/>
    </style:style>
    <style:style style:name="P6" style:family="paragraph" style:parent-style-name="Standard" style:list-style-name="L1">
      <style:text-properties officeooo:rsid="00057a28" officeooo:paragraph-rsid="00055f53"/>
    </style:style>
    <style:style style:name="P7" style:family="paragraph" style:parent-style-name="Standard" style:list-style-name="L1">
      <style:text-properties officeooo:rsid="00065aed" officeooo:paragraph-rsid="00055f53"/>
    </style:style>
    <style:style style:name="P8" style:family="paragraph" style:parent-style-name="Standard" style:list-style-name="L1">
      <style:text-properties fo:font-weight="bold" officeooo:rsid="00055f53" officeooo:paragraph-rsid="00055f53" style:font-weight-asian="bold" style:font-weight-complex="bold"/>
    </style:style>
    <style:style style:name="P9" style:family="paragraph" style:parent-style-name="Standard" style:list-style-name="L1">
      <style:text-properties officeooo:rsid="00055f53" officeooo:paragraph-rsid="00055f53"/>
    </style:style>
    <style:style style:name="P10" style:family="paragraph" style:parent-style-name="Standard">
      <style:text-properties officeooo:rsid="00055f53" officeooo:paragraph-rsid="00073130"/>
    </style:style>
    <style:style style:name="P11" style:family="paragraph" style:parent-style-name="Standard" style:list-style-name="L3">
      <style:text-properties officeooo:rsid="00073130" officeooo:paragraph-rsid="00073130"/>
    </style:style>
    <style:style style:name="P12" style:family="paragraph" style:parent-style-name="Standard" style:list-style-name="L3">
      <style:text-properties officeooo:paragraph-rsid="00092548"/>
    </style:style>
    <style:style style:name="P13" style:family="paragraph" style:parent-style-name="Standard" style:list-style-name="L3">
      <style:text-properties officeooo:rsid="00134b09" officeooo:paragraph-rsid="00092548"/>
    </style:style>
    <style:style style:name="P14" style:family="paragraph" style:parent-style-name="Standard" style:list-style-name="L3">
      <style:text-properties officeooo:rsid="00127172" officeooo:paragraph-rsid="00092548"/>
    </style:style>
    <style:style style:name="P15" style:family="paragraph" style:parent-style-name="Standard" style:list-style-name="L3">
      <style:text-properties style:use-window-font-color="true" officeooo:rsid="00134b09" officeooo:paragraph-rsid="00092548"/>
    </style:style>
    <style:style style:name="P16" style:family="paragraph" style:parent-style-name="Standard" style:list-style-name="L3">
      <style:text-properties fo:color="#000000" officeooo:rsid="00134b09" officeooo:paragraph-rsid="00092548"/>
    </style:style>
    <style:style style:name="P17" style:family="paragraph" style:parent-style-name="Standard" style:list-style-name="L3">
      <style:text-properties officeooo:rsid="0009f40c" officeooo:paragraph-rsid="0009f40c"/>
    </style:style>
    <style:style style:name="T1" style:family="text">
      <style:text-properties officeooo:rsid="00073130"/>
    </style:style>
    <style:style style:name="T2" style:family="text">
      <style:text-properties officeooo:rsid="00092548"/>
    </style:style>
    <style:style style:name="T3" style:family="text">
      <style:text-properties officeooo:rsid="001271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tos y Heroes </text:p>
      <text:p text:style-name="P1"/>
      <text:p text:style-name="P2">Intro</text:p>
      <text:list xml:id="list2556088368" text:style-name="L1">
        <text:list-item>
          <text:p text:style-name="P4">Définition</text:p>
          <text:list>
            <text:list-item>
              <text:p text:style-name="P5">Mythe</text:p>
              <text:list>
                <text:list-item>
                  <text:p text:style-name="P6">On parle de quelque chose d’existant qui est déformé dans un sens positif, utopique, imaginaire, pour embellir la réalité</text:p>
                </text:list-item>
                <text:list-item>
                  <text:p text:style-name="P6">Ça peut aussi être totalement imaginaire, sans partir de quelque chose de réel</text:p>
                </text:list-item>
              </text:list>
            </text:list-item>
            <text:list-item>
              <text:p text:style-name="P5">Héro</text:p>
              <text:list>
                <text:list-item>
                  <text:p text:style-name="P7">Peut faire référence à un personnage fictif ou réel qui a marqué la tradition, l’histoire, ou la vie quotidienne</text:p>
                </text:list-item>
                <text:list-item>
                  <text:p text:style-name="P7">Qu’ils soient réels ou fictifs, les héros ont réalisés des exploits</text:p>
                </text:list-item>
                <text:list-item>
                  <text:p text:style-name="P7">Ils sont protagonistes d’une histoire</text:p>
                </text:list-item>
              </text:list>
            </text:list-item>
          </text:list>
        </text:list-item>
        <text:list-item>
          <text:p text:style-name="P8">Documents</text:p>
          <text:list>
            <text:list-item>
              <text:p text:style-name="P9">Doc <text:span text:style-name="T1">1</text:span> p. 69</text:p>
            </text:list-item>
            <text:list-item>
              <text:p text:style-name="P9"/>
            </text:list-item>
          </text:list>
        </text:list-item>
        <text:list-item>
          <text:p text:style-name="P8">Problématique</text:p>
          <text:list>
            <text:list-item>
              <text:p text:style-name="P9"/>
            </text:list-item>
          </text:list>
        </text:list-item>
      </text:list>
      <text:p text:style-name="P1"/>
      <text:p text:style-name="P10"/>
      <text:list xml:id="list1971065404" text:style-name="L3">
        <text:list-item>
          <text:p text:style-name="P11">Doc 1 p. 69</text:p>
          <text:list>
            <text:list-item>
              <text:p text:style-name="P17">Emigrantes hacia EEUU</text:p>
            </text:list-item>
            <text:list-item>
              <text:p text:style-name="P14">Están en el techo de un tren</text:p>
              <text:list>
                <text:list-item>
                  <text:p text:style-name="P12"><text:span text:style-name="T3">Viajan ilegalmente</text:span></text:p>
                </text:list-item>
              </text:list>
            </text:list-item>
            <text:list-item>
              <text:p text:style-name="P14">Parecen tristes</text:p>
              <text:list>
                <text:list-item>
                  <text:p text:style-name="P14">Podemos pensar que emigran</text:p>
                </text:list-item>
              </text:list>
            </text:list-item>
            <text:list-item>
              <text:p text:style-name="P14">No tienen maleta/equipaje</text:p>
            </text:list-item>
            <text:list-item>
              <text:p text:style-name="P16"><text:span text:style-name="T2">E</text:span>l bosque tiene un color verde / frondoso</text:p>
              <text:list>
                <text:list-item>
                  <text:p text:style-name="P15">Podemos imaginar que hayan tomado este tren porque atraviesa un bosque frondoso</text:p>
                </text:list-item>
                <text:list-item>
                  <text:p text:style-name="P13">Podemos imaginar que hay una vida mejor</text:p>
                </text:list-item>
              </text:list>
            </text:list-item>
            <text:list-item>
              <text:p text:style-name="P13">La chica aparece pensativa</text:p>
              <text:list>
                <text:list-item>
                  <text:p text:style-name="P13">Podemos imaginar que se preocupa por lo que sigue</text:p>
                </text:list-item>
              </text:list>
            </text:list-item>
          </text:list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9:18:44.024000000</meta:creation-date>
    <dc:date>2019-05-13T00:26:54.902000000</dc:date>
    <meta:editing-duration>P1DT7H38M13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28" meta:word-count="171" meta:character-count="891" meta:non-whitespace-character-count="770"/>
  </office:meta>
</office:document-meta>
</file>